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185.75pt"/>
    </style:style>
    <style:style style:name="co3" style:family="table-column">
      <style:table-column-properties fo:break-before="auto" style:column-width="172.54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281.99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ro4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T1" style:family="text">
      <style:text-properties fo:font-size="1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language-complex="hi" style:country-complex="IN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Noto Sans CJK SC Regular" style:font-name-complex="FreeSans" style:font-size-asian="10pt" style:font-size-complex="10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ESP32-S2-DevKit-Lipo_Rev_B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5"/>
          <table:table-cell table:style-name="ce9" table:number-columns-repeated="3"/>
          <table:table-cell table:style-name="ce3" table:number-columns-repeated="1020"/>
        </table:table-row>
        <table:table-row table:style-name="ro1"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Designation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4,R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,R6,R14,R1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9,R10,R17,R22</text:p>
          </table:table-cell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47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1">R13,</text:span><text:span text:style-name="T2">R25</text:span>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M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/C0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,C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nF/1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6,C12,C18,C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/10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,C5</text:p>
          </table:table-cell>
          <table:table-cell table:number-columns-repeated="102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22uF/6.3V/20%/X5R/C0603</text:p>
          </table:table-cell>
          <table:table-cell table:style-name="ce11" office:value-type="string" calcext:value-type="string">
            <text:p>C_0603_5MIL_DWS</text:p>
          </table:table-cell>
          <table:table-cell table:style-name="ce11" office:value-type="string" calcext:value-type="string">
            <text:p>C10,C15,C16</text:p>
          </table:table-cell>
          <table:table-cell table:style-name="ce11"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,D2,D3,D4,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W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S2812S(5X5MM)</text:p>
          </table:table-cell>
          <table:table-cell office:value-type="string" calcext:value-type="string">
            <text:p>WS2812S(5x5MM)</text:p>
          </table:table-cell>
          <table:table-cell office:value-type="string" calcext:value-type="string">
            <text:p>RGB-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ARG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2,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2MHz/20pF/10ppm/4P/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P32-S2-WROVER_and_</text:p>
            <text:p>WROOM(PCB,-I(IPEX))-Universal</text:p>
          </table:table-cell>
          <table:table-cell office:value-type="string" calcext:value-type="string">
            <text:p>ESP32-S2-WROVER_MODULE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340T(SSOP20W)</text:p>
          </table:table-cell>
          <table:table-cell office:value-type="string" calcext:value-type="string">
            <text:p>SSOP-20W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MCP1700T-3302E/MB(SOT89-3)</text:p>
          </table:table-cell>
          <table:table-cell table:style-name="ce11" office:value-type="string" calcext:value-type="string">
            <text:p>SOT89-3</text:p>
          </table:table-cell>
          <table:table-cell table:style-name="ce11" office:value-type="string" calcext:value-type="string">
            <text:p>VR1</text:p>
          </table:table-cell>
          <table:table-cell table:style-name="ce11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RST1,BU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LIPO_BAT_VERTICAL_DW02S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N1x21</text:p>
          </table:table-cell>
          <table:table-cell office:value-type="string" calcext:value-type="string">
            <text:p>EXT1,EX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er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LED_ENABLE1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BAT_SENS_E1,</text:p>
            <text:p>PWR_SENS_E1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NA(Q32.768kHz/12.5pF/2P/SMD1206)</text:p>
          </table:table-cell>
          <table:table-cell office:value-type="string" calcext:value-type="string">
            <text:p>CM7V-T1A(Crystal_Package-1206_</text:p>
            <text:p>3.20x1.50x0.65mm)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2pF/50V/5%/COG/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1,C22,C13,C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10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,R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47uF/6.3V/20%/X5R/C0805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8,C7,C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.1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.2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3k/1%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0nF/10V/10%/X7R/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,C23,C1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R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9,R20,R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M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SY6280AAC(SOT23-5)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 table:number-rows-repeated="26">
          <table:table-cell table:style-name="Default" table:number-columns-repeated="102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cale-to="114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 style:data-style-name="N2" text:time-value="10:17:01.599457588">00:00:00</text:time></text:span></text:p>
        </style:region-left>
        <style:region-center>
          <text:p><text:span text:style-name="MT1">ESP32-S2-DevKit-Lipo_Rev_B1-BOM</text:span></text:p>
        </style:region-center>
        <style:region-right>
          <text:p><text:span text:style-name="MT2"><text:date style:data-style-name="N2" text:date-value="2020-09-24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0:17:01.603805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4T10:18:04.080905139</dc:date>
    <meta:editing-duration>PT1H15M18S</meta:editing-duration>
    <meta:editing-cycles>39</meta:editing-cycles>
    <meta:generator>LibreOffice/6.0.7.3$Linux_X86_64 LibreOffice_project/00m0$Build-3</meta:generator>
    <meta:document-statistic meta:table-count="1" meta:cell-count="168" meta:object-count="0"/>
  </office:meta>
</office:document-meta>
</file>